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189b" officeooo:paragraph-rsid="0008189b"/>
    </style:style>
    <style:style style:name="P2" style:family="paragraph" style:parent-style-name="Standard">
      <style:text-properties officeooo:paragraph-rsid="0009b2de"/>
    </style:style>
    <style:style style:name="P3" style:family="paragraph" style:parent-style-name="Standard">
      <style:text-properties officeooo:rsid="0009b2de" officeooo:paragraph-rsid="0009b2de"/>
    </style:style>
    <style:style style:name="P4" style:family="paragraph" style:parent-style-name="Standard">
      <style:text-properties officeooo:rsid="000a91c4" officeooo:paragraph-rsid="000a91c4"/>
    </style:style>
    <style:style style:name="P5" style:family="paragraph" style:parent-style-name="Standard" style:list-style-name="L1">
      <style:text-properties officeooo:rsid="0008189b" officeooo:paragraph-rsid="0008189b"/>
    </style:style>
    <style:style style:name="P6" style:family="paragraph" style:parent-style-name="Standard">
      <style:text-properties officeooo:rsid="0008189b"/>
    </style:style>
    <style:style style:name="P7" style:family="paragraph" style:parent-style-name="Standard">
      <style:text-properties fo:color="#000000" loext:opacity="100%" style:font-name="Droid Sans Mono" fo:font-size="10.5pt" fo:font-weight="normal" officeooo:rsid="0008189b" officeooo:paragraph-rsid="0008189b" fo:background-color="transparent"/>
    </style:style>
    <style:style style:name="P8" style:family="paragraph" style:parent-style-name="Standard">
      <style:text-properties officeooo:rsid="000a91c4" officeooo:paragraph-rsid="000a91c4"/>
    </style:style>
    <style:style style:name="P9" style:family="paragraph" style:parent-style-name="Text_20_body">
      <style:paragraph-properties fo:margin-top="0in" fo:margin-bottom="0in" style:contextual-spacing="false"/>
    </style:style>
    <style:style style:name="P10" style:family="paragraph" style:parent-style-name="Text_20_body">
      <loext:graphic-properties draw:fill="none" draw:fill-color="#ffffff"/>
      <style:paragraph-properties fo:margin-top="0in" fo:margin-bottom="0in" style:contextual-spacing="false" fo:background-color="transparent"/>
    </style:style>
    <style:style style:name="P11" style:family="paragraph" style:parent-style-name="Text_20_body">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12" style:family="paragraph" style:parent-style-name="Text_20_body" style:list-style-name="L2">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13"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style>
    <style:style style:name="P14" style:family="paragraph" style:parent-style-name="Text_20_body">
      <style:text-properties officeooo:rsid="0008189b"/>
    </style:style>
    <style:style style:name="P15" style:family="paragraph" style:parent-style-name="Text_20_body" style:list-style-name="L3">
      <loext:graphic-properties draw:fill="none" draw:fill-color="#ffffff"/>
      <style:paragraph-properties fo:margin-top="0in" fo:margin-bottom="0in" style:contextual-spacing="false" fo:background-color="transparent"/>
    </style:style>
    <style:style style:name="P16" style:family="paragraph" style:parent-style-name="Text_20_body" style:list-style-name="L4">
      <loext:graphic-properties draw:fill="none" draw:fill-color="#ffffff"/>
      <style:paragraph-properties fo:margin-top="0in" fo:margin-bottom="0in" style:contextual-spacing="false" fo:background-color="transparent"/>
    </style:style>
    <style:style style:name="P17" style:family="paragraph" style:parent-style-name="Text_20_body" style:list-style-name="L4">
      <loext:graphic-properties draw:fill="none" draw:fill-color="#ffffff"/>
      <style:paragraph-properties fo:margin-top="0in" fo:margin-bottom="0in" style:contextual-spacing="false" fo:background-color="transparent"/>
      <style:text-properties fo:font-weight="bold" officeooo:rsid="000c3712" officeooo:paragraph-rsid="000c3712" style:font-weight-asian="bold" style:font-weight-complex="bold"/>
    </style:style>
    <style:style style:name="T1" style:family="text">
      <style:text-properties officeooo:rsid="0008189b"/>
    </style:style>
    <style:style style:name="T2" style:family="text">
      <style:text-properties fo:font-weight="bold" style:font-weight-asian="bold" style:font-weight-complex="bold"/>
    </style:style>
    <style:style style:name="T3" style:family="text">
      <style:text-properties fo:font-weight="bold" officeooo:rsid="000c3712" style:font-weight-asian="bold" style:font-weight-complex="bold"/>
    </style:style>
    <style:style style:name="T4" style:family="text">
      <style:text-properties officeooo:rsid="0009b2de"/>
    </style:style>
    <style:style style:name="T5" style:family="text">
      <style:text-properties fo:font-size="20pt" fo:font-weight="bold" officeooo:rsid="0008189b"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background-color="transparent" loext:char-shading-value="0"/>
    </style:style>
    <style:style style:name="T8" style:family="text">
      <style:text-properties officeooo:rsid="000a91c4"/>
    </style:style>
    <style:style style:name="T9" style:family="text">
      <style:text-properties fo:background-color="transparent" loext:char-shading-value="0"/>
    </style:style>
    <style:style style:name="T10" style:family="text">
      <style:text-properties fo:color="#0e101a" loext:opacity="100%" fo:font-size="20pt" fo:background-color="transparent" loext:char-shading-value="0"/>
    </style:style>
    <style:style style:name="T11" style:family="text">
      <style:text-properties fo:color="#0e101a" loext:opacity="100%" fo:background-color="transparent" loext:char-shading-value="0"/>
    </style:style>
    <style:style style:name="T12" style:family="text">
      <style:text-properties fo:color="#0e101a" loext:opacity="100%" officeooo:rsid="000c3712" fo:background-color="transparent" loext:char-shading-value="0"/>
    </style:style>
    <style:style style:name="T13" style:family="text">
      <style:text-properties fo:color="#0e101a" loext:opacity="100%" fo:font-weight="normal" fo:background-color="transparent" loext:char-shading-value="0" style:font-weight-asian="normal" style:font-weight-complex="normal"/>
    </style:style>
    <style:style style:name="T14" style:family="text">
      <style:text-properties fo:color="#0e101a" loext:opacity="100%" fo:font-weight="normal" officeooo:rsid="000c3712" fo:background-color="transparent" loext:char-shading-value="0" style:font-weight-asian="normal" style:font-weight-complex="normal"/>
    </style:style>
    <style:style style:name="T15" style:family="text">
      <style:text-properties officeooo:rsid="000c3712"/>
    </style:style>
    <style:style style:name="T16" style:family="text">
      <style:text-properties fo:font-weight="normal" style:font-weight-asian="normal" style:font-weight-complex="normal"/>
    </style:style>
    <style:style style:name="T17" style:family="text">
      <style:text-properties fo:font-weight="normal" officeooo:rsid="000c3712"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Strong_20_Emphasis"><text:span text:style-name="T10">Particle distribution code explanation</text:span></text:span></text:p>
      <text:p text:style-name="P10"/>
      <text:p text:style-name="P10"/>
      <text:p text:style-name="P11">First of all, we need to find the Latitude-P.A(pitch angle) domain where the particles are valid.</text:p>
      <text:p text:style-name="P11">The problem is that we have a equation with 2 unknowns and we do need to find the domain. Programmatically, an easy way is to find the domain by “Brute-forcing”. The program won’t take much time and the estimation will be good enough.</text:p>
      <text:p text:style-name="P10"/>
      <text:p text:style-name="P10"><text:span text:style-name="T11">For this purpose, we have a function with</text:span></text:p>
      <text:list xml:id="list1599201842" text:style-name="L2">
        <text:list-item>
          <text:p text:style-name="P12">input: aeq</text:p>
        </text:list-item>
        <text:list-item>
          <text:p text:style-name="P12">output: latitude domain for this equatorial P.A (aeq)</text:p>
          <text:p text:style-name="P12"/>
        </text:list-item>
      </text:list>
      <text:p text:style-name="P11">This function takes a particle that has a specific equatorial P.A, and finds how far from the equator can it be. Gradually increasing the latitude(by 10^-5) and checking if this formula makes sense:</text:p>
      <text:list text:style-name="L3">
        <text:list-item>
          <text:p text:style-name="P15"><text:span text:style-name="T14">s</text:span><text:span text:style-name="T13">in</text:span><text:span text:style-name="T11">(alpha)= sin(aeq)*sqrt(Blam/Beq) where </text:span><text:span text:style-name="Strong_20_Emphasis"><text:span text:style-name="T11">alpha</text:span></text:span><text:span text:style-name="T11"> is the </text:span><text:span text:style-name="T12">P.A and</text:span><text:span text:style-name="T11"> </text:span><text:span text:style-name="Strong_20_Emphasis"><text:span text:style-name="T11">aeq</text:span></text:span><text:span text:style-name="T11"> is the equatorial </text:span><text:span text:style-name="T12">P.A</text:span></text:p>
        </text:list-item>
        <text:list-item>
          <text:p text:style-name="P15"><text:span text:style-name="Strong_20_Emphasis"><text:span text:style-name="T11">Blam</text:span></text:span><text:span text:style-name="T11"> is the Earth’s magnetic field for this latitude and</text:span></text:p>
        </text:list-item>
        <text:list-item>
          <text:p text:style-name="P15"><text:span text:style-name="Strong_20_Emphasis"><text:span text:style-name="T11">Beq</text:span></text:span><text:span text:style-name="T11"> is the Earth’s magnetic field at the equator</text:span></text:p>
        </text:list-item>
      </text:list>
      <text:p text:style-name="P10"/>
      <text:p text:style-name="P11">Of course, the sinusoid can’t be more than 1, or less than -1.</text:p>
      <text:p text:style-name="P10"><text:span text:style-name="T11">Additionally, it can’t be 0(that would mean that the </text:span><text:span text:style-name="T12">P.A</text:span><text:span text:style-name="T11"> is 0 but also that the perpendicular momentum is 0. That would cause a Bell parameter problem, a2, expressed with a division with 0.</text:span></text:p>
      <text:p text:style-name="P11">Once we find the highest latitude that this particle is valid, we can also conclude the lowest, since this domain is symmetrical.</text:p>
      <text:p text:style-name="P10"/>
      <text:p text:style-name="P11">Now that we know the domain we can distribute the particles accordingly.</text:p>
      <text:p text:style-name="P11"/>
      <text:p text:style-name="P10"><text:span text:style-name="T11">The program can run with 2 additional argument variables.</text:span></text:p>
      <text:list xml:id="list2679307446" text:style-name="L4">
        <text:list-item>
          <text:p text:style-name="P16"><text:span text:style-name="T11">The first one is for the pitch angle distribution</text:span></text:p>
        </text:list-item>
        <text:list-item>
          <text:p text:style-name="P16"><text:span text:style-name="T11">The second one is for the latitude distribution</text:span></text:p>
        </text:list-item>
        <text:list-item>
          <text:p text:style-name="P17"><text:span text:style-name="T11">(EDIT): Now you can distribute in Energy and eta (gyrophase counterpart)</text:span></text:p>
        </text:list-item>
      </text:list>
      <text:p text:style-name="P10"/>
      <text:p text:style-name="P11">We can select for each of these characteristics a normal, a uniform, or an even distribution.</text:p>
      <text:p text:style-name="P13"><text:span text:style-name="T9">The normal distribution, which is also closer to distributions we find usually in nature, will distribute the particles around a </text:span><text:span text:style-name="T7">mean</text:span><text:span text:style-name="T9"> with a </text:span><text:span text:style-name="T7">standard deviation.</text:span></text:p>
      <text:p text:style-name="P11">Both of these values can be set from the simulations parameters header.</text:p>
      <text:p text:style-name="P11">Moreover, the standard deviation that applies in the normal distribution is multiplied by a factor that depends on the latitude domain of the certain pitch angle.</text:p>
      <text:p text:style-name="P10"><text:span text:style-name="T11">This serves the purpose of </text:span><text:span text:style-name="Strong_20_Emphasis"><text:span text:style-name="T11">adapting the normal distribution </text:span></text:span><text:span text:style-name="T11">to the latitude domain of the particle.</text:span></text:p>
      <text:p text:style-name="P11">That will give as more “realistic” results. Otherwise, the envelope of the distribution will be steeper. That way particles that reach the out-of-domain case, gradually decrease, which from another point of view, is also more logical.</text:p>
      <text:p text:style-name="P11">The second option would be to run with uniform distribution. This will randomize the particles, and initialize them between all the valid states with equal probabilities. That will create the case where <text:soft-page-break/>more regions of the validity domain are investigated but also leads to a distribution we can’t see in the physical world(?).</text:p>
      <text:p text:style-name="P11">The third option would be, to initialize the particles with an even step.</text:p>
      <text:p text:style-name="P11">Mathematically, the particles are linearly spaced with a step of (end-start)/(population-1)</text:p>
      <text:p text:style-name="P11">Where end and start are the first and last values of this variable(either latitude or pitch angle), and the population is the distributed particles for this variable(again, either latitude or pitch angle).</text:p>
      <text:p text:style-name="P11">That would create a symmetrical population of particles.</text:p>
      <text:p text:style-name="P10"/>
      <text:p text:style-name="P9">Last but not least, the fourth option, is to initialize the particles with a single pitch angle and latitude that is set from the simulation parameters. This was done mostly for test reasons.</text:p>
      <text:p text:style-name="P10"/>
      <text:p text:style-name="P11">In conclusion, with this program, we can distribute particles in 4 different ways for these 2 variables, latitude, and equatorial pitch angle. That means there are 16 different combinations we can do, and of course, by changing the means and the standard deviations as well as the population of the particles, we can create a lot of different distributions and test them inside the simulation.</text:p>
      <text:p text:style-name="P10"/>
      <text:p text:style-name="P10"/>
      <text:p text:style-name="P6"><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00:32:21.692621762</meta:creation-date>
    <dc:date>2023-06-30T14:23:33.887763682</dc:date>
    <meta:editing-duration>PT7M39S</meta:editing-duration>
    <meta:editing-cycles>2</meta:editing-cycles>
    <meta:generator>LibreOffice/7.5.4.2$Linux_X86_64 LibreOffice_project/50$Build-2</meta:generator>
    <meta:document-statistic meta:table-count="0" meta:image-count="0" meta:object-count="0" meta:page-count="2" meta:paragraph-count="32" meta:word-count="619" meta:character-count="3704" meta:non-whitespace-character-count="3125"/>
  </office:meta>
</office:document-meta>
</file>